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(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1"><text:span text:style-name="T2"/></text:p>
      <text:p text:style-name="P1"><text:span text:style-name="T2">to slice a list you use bracket notation on the list with values as arguments.</text:span></text:p>
      <text:p text:style-name="P1"><text:span text:style-name="T2">Some examples</text:span></text:p>
      <text:p text:style-name="P1"><text:span text:style-name="T2"/></text:p>
      <text:p text:style-name="P1"><text:span text:style-name="T2">list = [1,2,3,4,5]</text:span></text:p>
      <text:p text:style-name="P1"><text:span text:style-name="T2"/></text:p>
      <text:p text:style-name="P1"><text:span text:style-name="T2">print(list[1:4]) will print a list [2,3,4] it starts at index one and ends before index 4</text:span></text:p>
      <text:p text:style-name="P1"><text:span text:style-name="T2">print(list[0:5]) will print the whole list</text:span></text:p>
      <text:p text:style-name="P1"><text:span text:style-name="T2">print(list[:4]) will print [1,2,3,4] it starts with index 0 and ends before index 4</text:span></text:p>
      <text:p text:style-name="P1"><text:span text:style-name="T2">print(list[2:]) will print [3,4,5] it starts with index 2 and prints the remaining list after index 2</text:span></text:p>
      <text:p text:style-name="P1"><text:span text:style-name="T2">print(list[-3:]) will print [3,4,5] it starts 3 from the last index and prints the remaining list</text:span></text:p>
      <text:p text:style-name="P1"><text:soft-page-break/><text:span text:style-name="T2"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2"><text:span text:style-name="T1"/></text:p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1"><text:span text:style-name="T2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3T13:51:49.88</dc:date>
    <dc:creator>James Wagner</dc:creator>
    <meta:editing-duration>P2DT21H45M18S</meta:editing-duration>
    <meta:editing-cycles>25</meta:editing-cycles>
    <meta:generator>OpenOffice/4.1.13$Win32 OpenOffice.org_project/4113m1$Build-9810</meta:generator>
    <meta:document-statistic meta:table-count="0" meta:image-count="0" meta:object-count="0" meta:page-count="4" meta:paragraph-count="76" meta:word-count="941" meta:character-count="5222"/>
  </office:meta>
</office:document-meta>
</file>